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200007B800003F0F000034594ED61278.svm" manifest:media-type=""/>
  <manifest:file-entry manifest:full-path="Pictures/2000062100000C3D00000C3D8A4C6AB6.svm" manifest:media-type=""/>
  <manifest:file-entry manifest:full-path="Pictures/10000201000000AA000000A69AB12C34.png" manifest:media-type="image/png"/>
  <manifest:file-entry manifest:full-path="Pictures/10000201000000760000007647602B11.png" manifest:media-type="image/png"/>
  <manifest:file-entry manifest:full-path="Pictures/10001E8E00000C3D00000C3DCA449A88.svg" manifest:media-type="image/svg+xml"/>
  <manifest:file-entry manifest:full-path="Pictures/200002CD00003D83000038C736F29F28.svm" manifest:media-type=""/>
  <manifest:file-entry manifest:full-path="Pictures/1000000000000090000000DF2B8AEE92.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Courier New" svg:font-family="'Courier Ne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51cm" svg:stroke-color="#666666" draw:marker-start-width="0.276cm" draw:marker-end-width="0.276cm" draw:fill="none"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objectwithoutfill">
      <style:graphic-properties svg:stroke-width="0.051cm" svg:stroke-color="#666666" draw:marker-start-width="0.276cm" draw:marker-end="Arrow" draw:marker-end-width="0.376cm" draw:fill="none" draw:textarea-vertical-align="middle" fo:padding-top="0.15cm" fo:padding-bottom="0.15cm" fo:padding-left="0.275cm" fo:padding-right="0.275cm"/>
    </style:style>
    <style:style style:name="gr11" style:family="graphic" style:parent-style-name="standard">
      <style:graphic-properties draw:stroke="solid" svg:stroke-width="0.051cm" svg:stroke-color="#666666" draw:marker-start-width="0.276cm" draw:marker-end="Arrowheads_20_1" draw:marker-end-width="0.276cm" draw:fill="none" draw:textarea-horizontal-align="justify" draw:textarea-vertical-align="middle" draw:auto-grow-height="false" fo:min-height="0.678cm" fo:min-width="0.696cm" fo:padding-top="0.15cm" fo:padding-bottom="0.15cm" fo:padding-left="0.275cm" fo:padding-right="0.275cm"/>
    </style:style>
    <style:style style:name="gr12"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min-height="0.754cm" fo:min-width="2.152cm" fo:padding-top="0.15cm" fo:padding-bottom="0.15cm" fo:padding-left="0.275cm" fo:padding-right="0.275cm"/>
    </style:style>
    <style:style style:name="gr13" style:family="graphic" style:parent-style-name="standard">
      <style:graphic-properties svg:stroke-width="0.035cm" svg:stroke-color="#4c4c4c" draw:marker-start-width="0.252cm" draw:marker-end-width="0.252cm" draw:fill-color="#ffffff" draw:textarea-horizontal-align="justify" draw:textarea-vertical-align="middle" draw:auto-grow-height="false" fo:min-height="0.424cm" fo:min-width="0.244cm" fo:padding-top="0.142cm" fo:padding-bottom="0.142cm" fo:padding-left="0.267cm" fo:padding-right="0.267cm"/>
    </style:style>
    <style:style style:name="gr14" style:family="graphic" style:parent-style-name="standard">
      <style:graphic-properties draw:stroke="solid" svg:stroke-width="0.051cm" svg:stroke-color="#666666" draw:marker-start-width="0.276cm" draw:marker-end-width="0.276cm" draw:fill="none" draw:textarea-horizontal-align="justify" draw:textarea-vertical-align="middle" draw:auto-grow-height="false" fo:min-height="0.645cm" fo:min-width="1.885cm" fo:padding-top="0.15cm" fo:padding-bottom="0.15cm" fo:padding-left="0.275cm" fo:padding-right="0.275cm"/>
    </style:style>
    <style:style style:name="gr15"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1.853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692cm" fo:min-width="2.182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76cm" fo:min-width="2.032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949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min-height="0.693cm" fo:min-width="2.16cm" fo:padding-top="0.15cm" fo:padding-bottom="0.15cm" fo:padding-left="0.275cm" fo:padding-right="0.275cm"/>
    </style:style>
    <style:style style:name="gr22"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2.25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49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graphic-properties draw:stroke="solid" svg:stroke-width="0.051cm" svg:stroke-color="#666666" draw:marker-start-width="0.276cm" draw:marker-end-width="0.276cm" draw:fill="solid" draw:fill-color="#e6e6e6" draw:textarea-horizontal-align="justify" draw:textarea-vertical-align="middle" draw:auto-grow-height="false" fo:min-height="0.754cm" fo:min-width="2.535cm" fo:padding-top="0.15cm" fo:padding-bottom="0.15cm" fo:padding-left="0.275cm" fo:padding-right="0.275cm"/>
    </style:style>
    <style:style style:name="gr25"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1.853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2.25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49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graphic-properties draw:stroke="none" svg:stroke-color="#000000" draw:fill="none" draw:fill-color="#ffffff" draw:textarea-horizontal-align="left" draw:auto-grow-height="true" draw:auto-grow-width="true" fo:min-height="1.441cm" fo:min-width="4.955cm"/>
    </style:style>
    <style:style style:name="gr30" style:family="graphic" style:parent-style-name="standard">
      <style:graphic-properties draw:fill="none" draw:textarea-horizontal-align="justify" draw:textarea-vertical-align="middle" draw:auto-grow-height="false" fo:min-height="1.851cm" fo:min-width="5.501cm" fo:wrap-option="no-wrap"/>
    </style:style>
    <style:style style:name="gr31" style:family="graphic" style:parent-style-name="standard">
      <style:graphic-properties draw:stroke="none" svg:stroke-color="#000000" draw:fill="none" draw:fill-color="#ffffff" draw:textarea-horizontal-align="left" draw:auto-grow-height="true" draw:auto-grow-width="true" fo:min-height="0.721cm" fo:min-width="4.955cm"/>
    </style:style>
    <style:style style:name="gr32" style:family="graphic" style:parent-style-name="standard">
      <style:graphic-properties draw:fill="none" draw:textarea-horizontal-align="justify" draw:textarea-vertical-align="middle" draw:auto-grow-height="false" fo:min-height="1.451cm" fo:min-width="5.501cm" fo:wrap-option="no-wrap"/>
    </style:style>
    <style:style style:name="gr33" style:family="graphic" style:parent-style-name="Object_20_with_20_no_20_fill_20_and_20_no_20_line">
      <style:graphic-properties draw:stroke="none" svg:stroke-opacity="100%"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color="#ffffff" draw:opacity="60%" draw:textarea-horizontal-align="justify" draw:textarea-vertical-align="middle" draw:auto-grow-height="false" fo:min-height="4.15cm" fo:min-width="4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6"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1.853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113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417cm" fo:min-width="2.25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none" draw:stroke-dash="Dashed_20__28_var_29__20_2" svg:stroke-width="0.051cm" svg:stroke-color="#666666" draw:marker-start="" draw:marker-start-width="0.276cm" draw:marker-start-center="false" draw:marker-end="" draw:marker-end-width="0.276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849cm" fo:min-width="1.125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style:font-name="Carlito" fo:font-size="12pt" fo:font-weight="normal" style:font-size-asian="12pt" style:font-size-complex="12pt"/>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rlito"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rlito" fo:font-size="12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center"/>
      <style:text-properties style:font-name="Carlito" fo:font-weight="normal"/>
    </style:style>
    <style:style style:name="P7" style:family="paragraph">
      <style:paragraph-properties fo:text-align="center"/>
      <style:text-properties style:font-name="Carlito" fo:font-size="12pt" fo:font-weight="bold" style:font-size-asian="12pt" style:font-weight-asian="bold" style:font-size-complex="12pt" style:font-weight-complex="bold"/>
    </style:style>
    <style:style style:name="P8" style:family="paragraph">
      <style:text-properties style:font-name="Courier New"/>
    </style:style>
    <style:style style:name="T1" style:family="text">
      <style:text-properties style:font-name="Carlito" fo:font-size="12pt" fo:font-weight="normal" style:font-size-asian="12pt" style:font-size-complex="12pt"/>
    </style:style>
    <style:style style:name="T2" style:family="text">
      <style:text-properties style:use-window-font-color="true" style:text-outline="false" style:text-line-through-style="none" style:text-line-through-type="none" style:text-position="0% 100%" style:font-name="Carlito" fo:font-size="12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font-name="Carlito" fo:font-size="12pt" fo:font-weight="bold" style:font-size-asian="12pt" style:font-weight-asian="bold" style:font-size-complex="12pt" style:font-weight-complex="bold"/>
    </style:style>
    <style:style style:name="T4"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2.434cm" svg:height="1.511cm" svg:x="13.866cm" svg:y="10.989cm">
            <text:p text:style-name="P1"><text:span text:style-name="T1">Bibliotec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2.816cm" svg:height="1.168cm" svg:x="6.3cm" svg:y="11.3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182cm" svg:y="0.784cm">
            <draw:image xlink:href="Pictures/1000000000000090000000DF2B8AEE92.jpg" xlink:type="simple" xlink:show="embed" xlink:actuate="onLoad">
              <text:p/>
            </draw:image>
          </draw:frame>
          <draw:custom-shape draw:style-name="gr2" draw:text-style-name="P2" draw:layer="layout" svg:width="2.816cm" svg:height="1.168cm" svg:x="16.084cm" svg:y="13.932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3" draw:layer="layout" svg:width="2.403cm" svg:height="1.717cm" svg:x="6.3cm" svg:y="6.272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5" draw:text-style-name="P5" draw:layer="layout" svg:width="2.332cm" svg:height="1.363cm" svg:x="6.468cm" svg:y="6.637cm">
              <draw:text-box>
                <text:p text:style-name="P4"><text:span text:style-name="T2">Programa</text:span><text:span text:style-name="T2"><text:line-break/></text:span><text:span text:style-name="T2">fuente</text:span></text:p>
              </draw:text-box>
            </draw:frame>
          </draw:g>
          <draw:g>
            <draw:custom-shape draw:style-name="gr6" draw:text-style-name="P3" draw:layer="layout" svg:width="2.732cm" svg:height="1.992cm" svg:x="10.602cm" svg:y="13.3cm">
              <text:p/>
              <draw:enhanced-geometry svg:viewBox="0 0 21600 21600" draw:type="rectangle" draw:enhanced-path="M 0 0 L 21600 0 21600 21600 0 21600 0 0 Z N"/>
            </draw:custom-shape>
            <draw:frame draw:style-name="gr7" draw:text-style-name="P5" draw:layer="layout" svg:width="3.738cm" svg:height="1.199cm" svg:x="10.1cm" svg:y="13.721cm">
              <draw:text-box>
                <text:p text:style-name="P4"><text:span text:style-name="T2">Módulo</text:span><text:span text:style-name="T2"><text:line-break/></text:span><text:span text:style-name="T2">objeto</text:span></text:p>
              </draw:text-box>
            </draw:frame>
          </draw:g>
          <draw:g>
            <draw:custom-shape draw:style-name="gr8" draw:text-style-name="P3" draw:layer="layout" svg:width="2.582cm" svg:height="2.06cm" svg:x="18.818cm" svg:y="9.6cm">
              <text:p/>
              <draw:enhanced-geometry svg:viewBox="0 0 21600 21600" draw:type="rectangle" draw:enhanced-path="M 0 0 L 21600 0 21600 21600 0 21600 0 0 Z N"/>
            </draw:custom-shape>
            <draw:frame draw:style-name="gr9" draw:text-style-name="P5" draw:layer="layout" svg:width="2.472cm" svg:height="1.199cm" svg:x="18.873cm" svg:y="10.08cm">
              <draw:text-box>
                <text:p text:style-name="P4"><text:span text:style-name="T2">Programa</text:span><text:span text:style-name="T2"><text:line-break/></text:span><text:span text:style-name="T2">ejecutable</text:span></text:p>
              </draw:text-box>
            </draw:frame>
          </draw:g>
          <draw:custom-shape draw:style-name="gr2" draw:text-style-name="P2" draw:layer="layout" svg:width="2.816cm" svg:height="1.168cm" svg:x="18.784cm" svg:y="6.932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816cm" svg:height="1.099cm" svg:x="8.384cm" svg:y="3.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3cm" svg:y1="2.3cm" svg:x2="10.6cm" svg:y2="3.2cm">
            <text:p/>
          </draw:line>
          <draw:line draw:style-name="gr10" draw:text-style-name="P6" draw:layer="layout" svg:x1="9.2cm" svg:y1="4.4cm" svg:x2="8.1cm" svg:y2="6.3cm">
            <text:p/>
          </draw:line>
          <draw:line draw:style-name="gr10" draw:text-style-name="P6" draw:layer="layout" svg:x1="7.5cm" svg:y1="8cm" svg:x2="7.9cm" svg:y2="11.3cm">
            <text:p/>
          </draw:line>
          <draw:line draw:style-name="gr10" draw:text-style-name="P6" draw:layer="layout" svg:x1="8.7cm" svg:y1="12.5cm" svg:x2="10.7cm" svg:y2="14.1cm">
            <text:p/>
          </draw:line>
          <draw:line draw:style-name="gr10" draw:text-style-name="P6" draw:layer="layout" svg:x1="13.3cm" svg:y1="14.5cm" svg:x2="16cm" svg:y2="14.5cm">
            <text:p/>
          </draw:line>
          <draw:line draw:style-name="gr10" draw:text-style-name="P6" draw:layer="layout" svg:x1="18.2cm" svg:y1="13.9cm" svg:x2="20cm" svg:y2="11.6cm">
            <text:p/>
          </draw:line>
          <draw:line draw:style-name="gr10" draw:text-style-name="P6" draw:layer="layout" svg:x1="20.3cm" svg:y1="9.6cm" svg:x2="20.3cm" svg:y2="8.1cm">
            <text:p/>
          </draw:line>
          <draw:line draw:style-name="gr10" draw:text-style-name="P6" draw:layer="layout" svg:x1="20.1cm" svg:y1="6.9cm" svg:x2="19.3cm" svg:y2="5cm">
            <text:p/>
          </draw:line>
          <draw:line draw:style-name="gr10" draw:text-style-name="P6" draw:layer="layout" svg:x1="17.6cm" svg:y1="3.4cm" svg:x2="15cm" svg:y2="2.3cm">
            <text:p/>
          </draw:line>
          <draw:line draw:style-name="gr10" draw:text-style-name="P6" draw:layer="layout" svg:x1="8.5cm" svg:y1="11.3cm" svg:x2="10.8cm" svg:y2="7.9cm">
            <text:p/>
          </draw:line>
          <draw:custom-shape draw:style-name="gr11" draw:text-style-name="P2" draw:layer="layout" svg:width="3.072cm" svg:height="2.421cm" svg:x="10.3cm" svg:y="5.5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0" draw:text-style-name="P6" draw:layer="layout" svg:x1="12.6cm" svg:y1="5.4cm" svg:x2="13.8cm" svg:y2="3.6cm">
            <text:p/>
          </draw:line>
          <draw:line draw:style-name="gr10" draw:text-style-name="P6" draw:layer="layout" svg:x1="15.8cm" svg:y1="12.5cm" svg:x2="16.9cm" svg:y2="13.9cm">
            <text:p/>
          </draw:line>
          <draw:line draw:style-name="gr10" draw:text-style-name="P6" draw:layer="layout" svg:x1="17.6cm" svg:y1="13.9cm" svg:x2="16.1cm" svg:y2="7.1cm">
            <text:p/>
          </draw:line>
          <draw:custom-shape draw:style-name="gr11" draw:text-style-name="P2" draw:layer="layout" svg:width="3.072cm" svg:height="2.421cm" svg:x="14.328cm" svg:y="4.87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2" draw:layer="layout" svg:width="3.072cm" svg:height="2.421cm" svg:x="17.228cm" svg:y="2.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2" draw:layer="layout" svg:width="2.816cm" svg:height="1.168cm" svg:x="11.843cm" svg:y="8.829cm">
            <text:p text:style-name="P1"><text:span text:style-name="T1">Bibliotecar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5.3cm" svg:y1="10.9cm" svg:x2="14.6cm" svg:y2="10.1cm">
            <text:p/>
          </draw:line>
          <draw:line draw:style-name="gr10" draw:text-style-name="P6" draw:layer="layout" svg:x1="13.8cm" svg:y1="10.1cm" svg:x2="14.3cm" svg:y2="11cm">
            <text:p/>
          </draw:line>
          <draw:line draw:style-name="gr10" draw:text-style-name="P6" draw:layer="layout" svg:x1="12cm" svg:y1="13.3cm" svg:x2="12.6cm" svg:y2="10.1cm">
            <text:p/>
          </draw:line>
          <draw:line draw:style-name="gr10" draw:text-style-name="P6" draw:layer="layout" svg:x1="15.6cm" svg:y1="5.2cm" svg:x2="14.7cm" svg:y2="3.4cm">
            <text:p/>
          </draw:line>
          <draw:line draw:style-name="gr10" draw:text-style-name="P6" draw:layer="layout" svg:x1="20.5cm" svg:y1="6.9cm" svg:x2="21.3cm" svg:y2="5cm">
            <text:p/>
          </draw:line>
        </draw:g>
        <draw:custom-shape draw:style-name="gr13" draw:text-style-name="P1" draw:layer="layout" svg:width="1.1cm" svg:height="1cm" svg:x="20.9cm" svg:y="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2" draw:style-name="dp1" draw:master-page-name="Default_5f_">
        <draw:g>
          <draw:custom-shape draw:style-name="gr14" draw:text-style-name="P2" draw:layer="layout" svg:width="2.434cm" svg:height="1.511cm" svg:x="13.866cm" svg:y="10.989cm">
            <text:p text:style-name="P1"><text:span text:style-name="T1">Biblioteca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2.816cm" svg:height="1.168cm" svg:x="6.7cm" svg:y="12.2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182cm" svg:y="0.784cm">
            <draw:image xlink:href="Pictures/1000000000000090000000DF2B8AEE92.jpg" xlink:type="simple" xlink:show="embed" xlink:actuate="onLoad">
              <text:p/>
            </draw:image>
          </draw:frame>
          <draw:custom-shape draw:style-name="gr12" draw:text-style-name="P2" draw:layer="layout" svg:width="2.816cm" svg:height="1.168cm" svg:x="16.084cm" svg:y="13.932cm">
            <text:p text:style-name="P1"><text:span text:style-name="T1">Vincul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 draw:text-style-name="P3" draw:layer="layout" svg:width="2.403cm" svg:height="1.717cm" svg:x="6.5cm" svg:y="4.972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6" draw:text-style-name="P5" draw:layer="layout" svg:width="2.332cm" svg:height="1.363cm" svg:x="6.668cm" svg:y="5.337cm">
              <draw:text-box>
                <text:p text:style-name="P4"><text:span text:style-name="T2">Programa</text:span><text:span text:style-name="T2"><text:line-break/></text:span><text:span text:style-name="T2">fuente</text:span></text:p>
              </draw:text-box>
            </draw:frame>
          </draw:g>
          <draw:g>
            <draw:custom-shape draw:style-name="gr17" draw:text-style-name="P3" draw:layer="layout" svg:width="2.732cm" svg:height="1.992cm" svg:x="10.602cm" svg:y="13.3cm">
              <text:p/>
              <draw:enhanced-geometry svg:viewBox="0 0 21600 21600" draw:type="rectangle" draw:enhanced-path="M 0 0 L 21600 0 21600 21600 0 21600 0 0 Z N"/>
            </draw:custom-shape>
            <draw:frame draw:style-name="gr18" draw:text-style-name="P5" draw:layer="layout" svg:width="3.738cm" svg:height="1.199cm" svg:x="10.1cm" svg:y="13.721cm">
              <draw:text-box>
                <text:p text:style-name="P4"><text:span text:style-name="T2">Módulo</text:span><text:span text:style-name="T2"><text:line-break/></text:span><text:span text:style-name="T2">objeto</text:span></text:p>
              </draw:text-box>
            </draw:frame>
          </draw:g>
          <draw:g>
            <draw:custom-shape draw:style-name="gr19" draw:text-style-name="P3" draw:layer="layout" svg:width="2.582cm" svg:height="2.06cm" svg:x="18.818cm" svg:y="9.6cm">
              <text:p/>
              <draw:enhanced-geometry svg:viewBox="0 0 21600 21600" draw:type="rectangle" draw:enhanced-path="M 0 0 L 21600 0 21600 21600 0 21600 0 0 Z N"/>
            </draw:custom-shape>
            <draw:frame draw:style-name="gr20" draw:text-style-name="P5" draw:layer="layout" svg:width="2.472cm" svg:height="1.199cm" svg:x="18.873cm" svg:y="10.08cm">
              <draw:text-box>
                <text:p text:style-name="P4"><text:span text:style-name="T2">Programa</text:span><text:span text:style-name="T2"><text:line-break/></text:span><text:span text:style-name="T2">ejecutable</text:span></text:p>
              </draw:text-box>
            </draw:frame>
          </draw:g>
          <draw:custom-shape draw:style-name="gr12" draw:text-style-name="P2" draw:layer="layout" svg:width="2.816cm" svg:height="1.168cm" svg:x="18.784cm" svg:y="6.932cm">
            <text:p text:style-name="P1"><text:span text:style-name="T1">Ejecu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816cm" svg:height="1.099cm" svg:x="8.384cm" svg:y="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3cm" svg:y1="2.3cm" svg:x2="11.1cm" svg:y2="3cm">
            <text:p/>
          </draw:line>
          <draw:line draw:style-name="gr10" draw:text-style-name="P6" draw:layer="layout" svg:x1="9.2cm" svg:y1="4.1cm" svg:x2="8.5cm" svg:y2="5cm">
            <text:p/>
          </draw:line>
          <draw:line draw:style-name="gr10" draw:text-style-name="P6" draw:layer="layout" svg:x1="7.8cm" svg:y1="11.3cm" svg:x2="8.1cm" svg:y2="12.2cm">
            <text:p/>
          </draw:line>
          <draw:line draw:style-name="gr10" draw:text-style-name="P6" draw:layer="layout" svg:x1="9.5cm" svg:y1="13.3cm" svg:x2="10.6cm" svg:y2="14.5cm">
            <text:p/>
          </draw:line>
          <draw:line draw:style-name="gr10" draw:text-style-name="P6" draw:layer="layout" svg:x1="13.3cm" svg:y1="14.5cm" svg:x2="16cm" svg:y2="14.5cm">
            <text:p/>
          </draw:line>
          <draw:line draw:style-name="gr10" draw:text-style-name="P6" draw:layer="layout" svg:x1="18.2cm" svg:y1="13.9cm" svg:x2="20cm" svg:y2="11.6cm">
            <text:p/>
          </draw:line>
          <draw:line draw:style-name="gr10" draw:text-style-name="P6" draw:layer="layout" svg:x1="20.3cm" svg:y1="9.6cm" svg:x2="20.3cm" svg:y2="8.1cm">
            <text:p/>
          </draw:line>
          <draw:line draw:style-name="gr10" draw:text-style-name="P6" draw:layer="layout" svg:x1="20.1cm" svg:y1="6.9cm" svg:x2="19.3cm" svg:y2="5cm">
            <text:p/>
          </draw:line>
          <draw:line draw:style-name="gr10" draw:text-style-name="P6" draw:layer="layout" svg:x1="17.6cm" svg:y1="3.4cm" svg:x2="15cm" svg:y2="2.3cm">
            <text:p/>
          </draw:line>
          <draw:line draw:style-name="gr10" draw:text-style-name="P6" draw:layer="layout" svg:x1="9.2cm" svg:y1="12.2cm" svg:x2="10.8cm" svg:y2="7.6cm">
            <text:p/>
          </draw:line>
          <draw:custom-shape draw:style-name="gr11" draw:text-style-name="P2" draw:layer="layout" svg:width="3.072cm" svg:height="2.421cm" svg:x="10.3cm" svg:y="5.5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10" draw:text-style-name="P6" draw:layer="layout" svg:x1="12.6cm" svg:y1="5.4cm" svg:x2="13.8cm" svg:y2="3.6cm">
            <text:p/>
          </draw:line>
          <draw:line draw:style-name="gr10" draw:text-style-name="P6" draw:layer="layout" svg:x1="15.8cm" svg:y1="12.5cm" svg:x2="16.9cm" svg:y2="13.9cm">
            <text:p/>
          </draw:line>
          <draw:line draw:style-name="gr10" draw:text-style-name="P6" draw:layer="layout" svg:x1="17.6cm" svg:y1="13.9cm" svg:x2="16.1cm" svg:y2="7.1cm">
            <text:p/>
          </draw:line>
          <draw:custom-shape draw:style-name="gr11" draw:text-style-name="P2" draw:layer="layout" svg:width="3.072cm" svg:height="2.421cm" svg:x="14.328cm" svg:y="4.87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2" draw:layer="layout" svg:width="3.072cm" svg:height="2.421cm" svg:x="17.228cm" svg:y="2.9cm">
            <text:p text:style-name="P1"><text:span text:style-name="T1">¡Error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2" draw:layer="layout" svg:width="2.816cm" svg:height="1.168cm" svg:x="11.843cm" svg:y="8.829cm">
            <text:p text:style-name="P1"><text:span text:style-name="T1">Bibliotecari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5.3cm" svg:y1="10.9cm" svg:x2="14.6cm" svg:y2="10.1cm">
            <text:p/>
          </draw:line>
          <draw:line draw:style-name="gr10" draw:text-style-name="P6" draw:layer="layout" svg:x1="13.8cm" svg:y1="10.1cm" svg:x2="14.3cm" svg:y2="11cm">
            <text:p/>
          </draw:line>
          <draw:line draw:style-name="gr10" draw:text-style-name="P6" draw:layer="layout" svg:x1="12cm" svg:y1="13.3cm" svg:x2="12.6cm" svg:y2="10.1cm">
            <text:p/>
          </draw:line>
          <draw:line draw:style-name="gr10" draw:text-style-name="P6" draw:layer="layout" svg:x1="15.6cm" svg:y1="5.2cm" svg:x2="14.7cm" svg:y2="3.4cm">
            <text:p/>
          </draw:line>
          <draw:line draw:style-name="gr10" draw:text-style-name="P6" draw:layer="layout" svg:x1="20.5cm" svg:y1="6.9cm" svg:x2="21.3cm" svg:y2="5cm">
            <text:p/>
          </draw:line>
          <draw:g>
            <draw:custom-shape draw:style-name="gr22" draw:text-style-name="P3" draw:layer="layout" svg:width="2.8cm" svg:height="1.717cm" svg:x="6.4cm" svg:y="9.572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3" draw:text-style-name="P5" draw:layer="layout" svg:width="2.9cm" svg:height="1.099cm" svg:x="6.4cm" svg:y="9.837cm">
              <draw:text-box>
                <text:p text:style-name="P4"><text:span text:style-name="T2">Fuente preprocesado</text:span></text:p>
              </draw:text-box>
            </draw:frame>
          </draw:g>
          <draw:custom-shape draw:style-name="gr24" draw:text-style-name="P2" draw:layer="layout" svg:width="3.199cm" svg:height="1.168cm" svg:x="6.101cm" svg:y="7.501cm">
            <text:p text:style-name="P1"><text:span text:style-name="T1">Preproces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7.7cm" svg:y1="6.7cm" svg:x2="7.6cm" svg:y2="7.5cm">
            <text:p/>
          </draw:line>
          <draw:line draw:style-name="gr10" draw:text-style-name="P6" draw:layer="layout" svg:x1="7.6cm" svg:y1="8.7cm" svg:x2="7.6cm" svg:y2="9.6cm">
            <text:p/>
          </draw:line>
        </draw:g>
        <draw:custom-shape draw:style-name="gr13" draw:text-style-name="P1" draw:layer="layout" svg:width="1.1cm" svg:height="1cm" svg:x="20.9cm" svg:y="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draw:page draw:name="page3" draw:style-name="dp1" draw:master-page-name="Default_5f_">
        <draw:custom-shape draw:style-name="gr12" draw:text-style-name="P2" draw:layer="layout" svg:width="2.816cm" svg:height="1.168cm" svg:x="6.797cm" svg:y="12.213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3.179cm" svg:y="1cm">
          <draw:image xlink:href="Pictures/1000000000000090000000DF2B8AEE92.jpg" xlink:type="simple" xlink:show="embed" xlink:actuate="onLoad">
            <text:p/>
          </draw:image>
        </draw:frame>
        <draw:custom-shape draw:style-name="gr25" draw:text-style-name="P3" draw:layer="layout" svg:width="2.403cm" svg:height="1.717cm" svg:x="6.497cm" svg:y="4.985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6" draw:text-style-name="P5" draw:layer="layout" svg:width="2.332cm" svg:height="1.363cm" svg:x="6.665cm" svg:y="5.35cm">
          <draw:text-box>
            <text:p text:style-name="P4"><text:span text:style-name="T2">Programa</text:span><text:span text:style-name="T2"><text:line-break/></text:span><text:span text:style-name="T2">fuente</text:span></text:p>
          </draw:text-box>
        </draw:frame>
        <draw:custom-shape draw:style-name="gr21" draw:text-style-name="P2" draw:layer="layout" svg:width="2.816cm" svg:height="1.099cm" svg:x="8.381cm" svg:y="3.013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2.997cm" svg:y1="2.516cm" svg:x2="11.097cm" svg:y2="3.216cm">
          <text:p/>
        </draw:line>
        <draw:line draw:style-name="gr10" draw:text-style-name="P6" draw:layer="layout" svg:x1="9.197cm" svg:y1="4.113cm" svg:x2="8.2cm" svg:y2="5cm">
          <text:p/>
        </draw:line>
        <draw:line draw:style-name="gr10" draw:text-style-name="P6" draw:layer="layout" svg:x1="7.897cm" svg:y1="11.313cm" svg:x2="8.197cm" svg:y2="12.213cm">
          <text:p/>
        </draw:line>
        <draw:custom-shape draw:style-name="gr27" draw:text-style-name="P3" draw:layer="layout" svg:width="2.8cm" svg:height="1.717cm" svg:x="6.497cm" svg:y="9.585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8" draw:text-style-name="P5" draw:layer="layout" svg:width="2.9cm" svg:height="1.099cm" svg:x="6.497cm" svg:y="9.85cm">
          <draw:text-box>
            <text:p text:style-name="P4"><text:span text:style-name="T2">Fuente preprocesado</text:span></text:p>
          </draw:text-box>
        </draw:frame>
        <draw:custom-shape draw:style-name="gr24" draw:text-style-name="P7" draw:layer="layout" svg:width="3.199cm" svg:height="1.168cm" svg:x="6.098cm" svg:y="7.514cm">
          <text:p text:style-name="P1"><text:span text:style-name="T3">Preproces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7.697cm" svg:y1="6.713cm" svg:x2="7.597cm" svg:y2="7.513cm">
          <text:p/>
        </draw:line>
        <draw:line draw:style-name="gr10" draw:text-style-name="P6" draw:layer="layout" svg:x1="7.5cm" svg:y1="8.7cm" svg:x2="7.597cm" svg:y2="9.613cm">
          <text:p/>
        </draw:line>
        <draw:line draw:style-name="gr10" draw:text-style-name="P6" draw:layer="layout" svg:x1="8.9cm" svg:y1="13.4cm" svg:x2="10.2cm" svg:y2="14.3cm">
          <text:p/>
        </draw:line>
        <draw:frame draw:style-name="gr29" draw:text-style-name="P8" draw:layer="layout" svg:width="5.455cm" svg:height="1.691cm" svg:x="11.7cm" svg:y="5.4cm">
          <draw:text-box>
            <text:p><text:span text:style-name="T4">#define A 5</text:span></text:p>
            <text:p><text:span text:style-name="T4">alfa = A + 8;</text:span></text:p>
          </draw:text-box>
        </draw:frame>
        <draw:custom-shape draw:style-name="gr30" draw:text-style-name="P1" draw:layer="layout" svg:width="6cm" svg:height="2.1cm" svg:x="11.4cm" svg:y="5.2cm">
          <text:p/>
          <draw:enhanced-geometry svg:viewBox="0 0 21600 21600" draw:glue-points="10800 0 0 10800 10800 21600 21600 10800 ?f40 ?f41" draw:text-areas="0 0 21600 21600" draw:type="rectangular-callout" draw:modifiers="-9128.07865355774 7751.73726796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8" draw:layer="layout" svg:width="5.455cm" svg:height="0.971cm" svg:x="11.669cm" svg:y="10.912cm">
          <draw:text-box>
            <text:p><text:span text:style-name="T4">alfa = 5 + 8;</text:span></text:p>
          </draw:text-box>
        </draw:frame>
        <draw:custom-shape draw:style-name="gr32" draw:text-style-name="P1" draw:layer="layout" svg:width="6cm" svg:height="1.7cm" svg:x="11.4cm" svg:y="10.5cm">
          <text:p/>
          <draw:enhanced-geometry svg:viewBox="0 0 21600 21600" draw:glue-points="10800 0 0 10800 10800 21600 21600 10800 ?f40 ?f41" draw:text-areas="0 0 21600 21600" draw:type="rectangular-callout" draw:modifiers="-7223.99600066656 -609.52380952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3" draw:text-style-name="P1" draw:layer="layout" svg:width="4.367cm" svg:height="4.031cm" svg:x="18.465cm" svg:y="6.469cm">
          <draw:image xlink:href="Pictures/200002CD00003D83000038C736F29F28.svm" xlink:type="simple" xlink:show="embed" xlink:actuate="onLoad">
            <text:p/>
          </draw:image>
        </draw:frame>
        <draw:custom-shape draw:style-name="gr34" draw:text-style-name="P1" draw:layer="layout" svg:width="4.5cm" svg:height="4.4cm" svg:x="18.4cm" svg:y="6.3cm">
          <text:p/>
          <draw:enhanced-geometry svg:viewBox="0 0 21600 21600" draw:type="rectangle" draw:enhanced-path="M 0 0 L 21600 0 21600 21600 0 21600 0 0 Z N"/>
        </draw:custom-shape>
        <draw:frame draw:style-name="gr35" draw:text-style-name="P1" draw:layer="layout" svg:width="3.132cm" svg:height="3.132cm" svg:x="17cm" svg:y="6.668cm">
          <draw:image xlink:href="Pictures/10001E8E00000C3D00000C3DCA449A88.svg" xlink:type="simple" xlink:show="embed" xlink:actuate="onLoad">
            <text:p/>
          </draw:image>
          <draw:image xlink:href="Pictures/10000201000000760000007647602B11.png" xlink:type="simple" xlink:show="embed" xlink:actuate="onLoad"/>
        </draw:frame>
      </draw:page>
      <draw:page draw:name="page4" draw:style-name="dp1" draw:master-page-name="Default_5f_">
        <draw:g>
          <draw:custom-shape draw:style-name="gr12" draw:text-style-name="P2" draw:layer="layout" svg:width="2.816cm" svg:height="1.168cm" svg:x="7.084cm" svg:y="12.212cm">
            <text:p text:style-name="P1"><text:span text:style-name="T1">Compil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1.818cm" svg:height="2.816cm" svg:x="12.266cm" svg:y="0.899cm">
            <draw:image xlink:href="Pictures/1000000000000090000000DF2B8AEE92.jpg" xlink:type="simple" xlink:show="embed" xlink:actuate="onLoad">
              <text:p/>
            </draw:image>
          </draw:frame>
          <draw:custom-shape draw:style-name="gr36" draw:text-style-name="P3" draw:layer="layout" svg:width="2.403cm" svg:height="1.717cm" svg:x="6.484cm" svg:y="4.984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7" draw:text-style-name="P5" draw:layer="layout" svg:width="2.332cm" svg:height="1.363cm" svg:x="6.652cm" svg:y="5.349cm">
            <draw:text-box>
              <text:p text:style-name="P4"><text:span text:style-name="T2">Programa</text:span><text:span text:style-name="T2"><text:line-break/></text:span><text:span text:style-name="T2">fuente</text:span></text:p>
            </draw:text-box>
          </draw:frame>
          <draw:custom-shape draw:style-name="gr21" draw:text-style-name="P2" draw:layer="layout" svg:width="2.816cm" svg:height="1.099cm" svg:x="8.168cm" svg:y="3.012cm">
            <text:p text:style-name="P1"><text:span text:style-name="T1">Edi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2.084cm" svg:y1="2.415cm" svg:x2="10.184cm" svg:y2="3.115cm">
            <text:p/>
          </draw:line>
          <draw:line draw:style-name="gr10" draw:text-style-name="P6" draw:layer="layout" svg:x1="9.184cm" svg:y1="4.112cm" svg:x2="8.187cm" svg:y2="4.999cm">
            <text:p/>
          </draw:line>
          <draw:line draw:style-name="gr10" draw:text-style-name="P6" draw:layer="layout" svg:x1="7.884cm" svg:y1="11.312cm" svg:x2="8.184cm" svg:y2="12.212cm">
            <text:p/>
          </draw:line>
          <draw:custom-shape draw:style-name="gr38" draw:text-style-name="P3" draw:layer="layout" svg:width="2.8cm" svg:height="1.717cm" svg:x="6.484cm" svg:y="9.584cm">
            <text:p/>
            <draw:enhanced-geometry svg:viewBox="0 0 21600 21600" draw:mirror-horizontal="false" draw:mirror-vertical="tru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9" draw:text-style-name="P5" draw:layer="layout" svg:width="2.9cm" svg:height="1.099cm" svg:x="6.484cm" svg:y="9.849cm">
            <draw:text-box>
              <text:p text:style-name="P4"><text:span text:style-name="T2">Fuente preprocesado</text:span></text:p>
            </draw:text-box>
          </draw:frame>
          <draw:custom-shape draw:style-name="gr24" draw:text-style-name="P7" draw:layer="layout" svg:width="3.199cm" svg:height="1.168cm" svg:x="6.085cm" svg:y="7.513cm">
            <text:p text:style-name="P1"><text:span text:style-name="T3">Preproces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7.684cm" svg:y1="6.712cm" svg:x2="7.584cm" svg:y2="7.512cm">
            <text:p/>
          </draw:line>
          <draw:line draw:style-name="gr10" draw:text-style-name="P6" draw:layer="layout" svg:x1="7.487cm" svg:y1="8.699cm" svg:x2="7.584cm" svg:y2="9.612cm">
            <text:p/>
          </draw:line>
          <draw:line draw:style-name="gr10" draw:text-style-name="P6" draw:layer="layout" svg:x1="9.187cm" svg:y1="13.399cm" svg:x2="10.487cm" svg:y2="14.299cm">
            <text:p/>
          </draw:line>
          <draw:frame draw:style-name="gr29" draw:text-style-name="P8" draw:layer="layout" svg:width="5.455cm" svg:height="1.691cm" svg:x="11.687cm" svg:y="5.399cm">
            <draw:text-box>
              <text:p><text:span text:style-name="T4">#define A 5</text:span></text:p>
              <text:p><text:span text:style-name="T4">alfa = A + 8;</text:span></text:p>
            </draw:text-box>
          </draw:frame>
          <draw:custom-shape draw:style-name="gr30" draw:text-style-name="P1" draw:layer="layout" svg:width="6cm" svg:height="2.1cm" svg:x="11.387cm" svg:y="5.199cm">
            <text:p/>
            <draw:enhanced-geometry svg:viewBox="0 0 21600 21600" draw:glue-points="10800 0 0 10800 10800 21600 21600 10800 ?f40 ?f41" draw:text-areas="0 0 21600 21600" draw:type="rectangular-callout" draw:modifiers="-9128.07865355774 7751.73726796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1" draw:text-style-name="P8" draw:layer="layout" svg:width="5.455cm" svg:height="0.971cm" svg:x="11.656cm" svg:y="10.911cm">
            <draw:text-box>
              <text:p><text:span text:style-name="T4">alfa = 5 + 8;</text:span></text:p>
            </draw:text-box>
          </draw:frame>
          <draw:custom-shape draw:style-name="gr32" draw:text-style-name="P1" draw:layer="layout" svg:width="6cm" svg:height="1.7cm" svg:x="11.387cm" svg:y="10.499cm">
            <text:p/>
            <draw:enhanced-geometry svg:viewBox="0 0 21600 21600" draw:glue-points="10800 0 0 10800 10800 21600 21600 10800 ?f40 ?f41" draw:text-areas="0 0 21600 21600" draw:type="rectangular-callout" draw:modifiers="-7223.99600066656 -609.52380952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0" draw:text-style-name="P1" draw:layer="layout" svg:width="4.5cm" svg:height="4.4cm" svg:x="17.7cm" svg:y="6.2cm">
            <draw:image xlink:href="Pictures/10000201000000AA000000A69AB12C34.png" xlink:type="simple" xlink:show="embed" xlink:actuate="onLoad">
              <text:p/>
            </draw:image>
          </draw:frame>
          <draw:frame draw:style-name="gr40" draw:text-style-name="P1" draw:layer="layout" svg:width="3.132cm" svg:height="3.132cm" svg:x="16cm" svg:y="7.068cm">
            <draw:image xlink:href="Pictures/2000062100000C3D00000C3D8A4C6AB6.svm" xlink:type="simple" xlink:show="embed" xlink:actuate="onLoad">
              <text:p/>
            </draw:image>
          </draw:frame>
        </draw:g>
      </draw:page>
      <draw:page draw:name="page5" draw:style-name="dp1" draw:master-page-name="Default_5f_">
        <draw:frame draw:style-name="gr40" draw:text-style-name="P1" draw:layer="layout" svg:width="16.142cm" svg:height="13.4cm" svg:x="6.045cm" svg:y="0.899cm">
          <draw:image xlink:href="Pictures/200007B800003F0F000034594ED61278.svm"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Courier New" svg:font-family="'Courier New'"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1" draw:display-name="Arrowheads 1" svg:viewBox="0 0 1321 3493" svg:d="M1321 3493h-1321l702-3493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15T16:02:34</meta:creation-date>
    <dc:date>2014-12-22T00:57:06.520542132</dc:date>
    <meta:editing-duration>PT7H4M34S</meta:editing-duration>
    <meta:editing-cycles>20</meta:editing-cycles>
    <meta:generator>LibreOffice/4.3.4.1$Linux_x86 LibreOffice_project/bc356b2f991740509f321d70e4512a6a54c5f243</meta:generator>
    <dc:creator>Eduardo Grosclaude</dc:creator>
    <meta:document-statistic meta:object-count="127"/>
  </office:meta>
</office:document-meta>
</file>